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text-properties style:font-name="DejaVu Sans" style:text-underline-style="solid" style:text-underline-width="auto" style:text-underline-color="font-color"/>
    </style:style>
    <style:style style:name="P2" style:family="paragraph" style:parent-style-name="Standard">
      <style:text-properties fo:language="es" fo:country="AR"/>
    </style:style>
    <style:style style:name="P3" style:family="paragraph" style:parent-style-name="Standard">
      <style:text-properties fo:font-variant="normal" fo:text-transform="none" style:use-window-font-color="true" style:font-name="Liberation Sans" fo:font-size="9.75pt" fo:letter-spacing="normal" fo:language="es" fo:country="AR" fo:font-style="normal" fo:font-weight="normal" style:font-weight-asian="normal" style:font-weight-complex="normal"/>
    </style:style>
    <style:style style:name="P4" style:family="paragraph" style:parent-style-name="Heading">
      <style:text-properties style:font-name="Century Schoolbook 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ext_20_body">
      <style:text-properties style:font-name="Liberation Sans" fo:font-size="11pt" style:font-size-asian="11pt" style:font-size-complex="11pt"/>
    </style:style>
    <style:style style:name="T1" style:family="text">
      <style:text-properties fo:font-variant="normal" fo:text-transform="none" style:font-name="sans-serif" fo:font-size="9.75pt" fo:letter-spacing="normal" fo:language="es" fo:country="AR" fo:font-style="normal"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style:text-line-through-style="none" style:font-name="Liberation Sans" fo:font-size="9.75pt" fo:letter-spacing="normal" fo:language="es" fo:country="AR" fo:font-style="normal" style:text-underline-style="none" fo:font-weight="normal" style:text-blinking="false" fo:background-color="#ffffff" style:font-weight-asian="normal" style:font-weight-complex="normal"/>
    </style:style>
    <style:style style:name="T3" style:family="text">
      <style:text-properties fo:font-variant="normal" fo:text-transform="none" style:use-window-font-color="true" style:text-line-through-style="none" style:font-name="Liberation Sans" fo:font-size="9.75pt" fo:letter-spacing="normal" fo:language="es" fo:country="AR" fo:font-style="normal" style:text-underline-style="none" fo:font-weight="normal" style:text-blinking="false" style:font-weight-asian="normal" style:font-weight-complex="normal"/>
    </style:style>
    <style:style style:name="T4" style:family="text">
      <style:text-properties fo:font-variant="normal" fo:text-transform="none" style:use-window-font-color="true" style:text-line-through-style="none" style:font-name="Liberation Sans" fo:font-size="11pt" fo:letter-spacing="normal" fo:language="es" fo:country="AR" fo:font-style="normal" style:text-underline-style="none" fo:font-weight="normal" style:text-blinking="false" fo:background-color="#ffffff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text-line-through-style="none" style:font-name="Liberation Sans" fo:font-size="11pt" fo:letter-spacing="normal" fo:language="es" fo:country="AR" fo:font-style="normal" style:text-underline-style="none" fo:font-weight="normal" style:text-blinking="false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font-name="Liberation Sans" fo:font-size="9.75pt" fo:letter-spacing="normal" fo:language="es" fo:country="AR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font-name="Liberation Sans" fo:font-size="9.75pt" fo:letter-spacing="normal" fo:language="es" fo:country="AR" fo:font-style="normal" fo:text-shadow="none" style:text-underline-style="none" fo:font-weight="normal" style:text-blinking="false" fo:background-color="#ffffff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font-name="Liberation Sans" fo:font-size="11pt" fo:letter-spacing="normal" fo:language="es" fo:country="AR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font-name="Liberation Sans" fo:font-size="11pt" fo:letter-spacing="normal" fo:language="es" fo:country="AR" fo:font-style="normal" fo:text-shadow="none" style:text-underline-style="none" fo:font-weight="normal" style:text-blinking="false" fo:background-color="#ffffff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font-variant="normal" fo:text-transform="none" style:use-window-font-color="true" style:font-name="Liberation Sans" fo:font-size="9.75pt" fo:letter-spacing="normal" fo:language="es" fo:country="AR" fo:font-style="normal"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style:font-name="Liberation Sans" fo:font-size="9.75pt" fo:letter-spacing="normal" fo:language="es" fo:country="AR" fo:font-style="normal" fo:font-weight="normal" style:text-blinking="false" fo:background-color="#ffffff" style:font-weight-asian="normal" style:font-weight-complex="normal"/>
    </style:style>
    <style:style style:name="T12" style:family="text">
      <style:text-properties fo:font-variant="normal" fo:text-transform="none" style:use-window-font-color="true" style:font-name="Liberation Sans" fo:font-size="11pt" fo:letter-spacing="normal" fo:language="es" fo:country="AR" fo:font-style="normal" fo:font-weight="normal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style:use-window-font-color="true" style:font-name="Liberation Sans" fo:letter-spacing="normal" fo:language="es" fo:country="AR" fo:font-style="normal"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style:font-name="Liberation Sans" fo:letter-spacing="normal" fo:language="es" fo:country="AR" fo:font-style="normal" fo:font-weight="normal" style:text-blinking="false" fo:background-color="#ffffff" style:font-weight-asian="normal" style:font-weight-complex="normal"/>
    </style:style>
    <style:style style:name="T15" style:family="text">
      <style:text-properties fo:font-variant="normal" fo:text-transform="none" style:font-name="Liberation Sans" fo:font-size="9.75pt" fo:letter-spacing="normal" fo:language="es" fo:country="AR" fo:font-style="normal" fo:font-weight="normal" style:font-weight-asian="normal" style:font-weight-complex="normal"/>
    </style:style>
    <style:style style:name="T16" style:family="text">
      <style:text-properties fo:font-variant="normal" fo:text-transform="none" style:font-name="Liberation Sans" fo:font-size="11pt" fo:letter-spacing="normal" fo:language="es" fo:country="AR" fo:font-style="normal" fo:font-weight="normal" style:font-size-asian="11pt" style:font-weight-asian="normal" style:font-size-complex="11pt" style:font-weight-complex="normal"/>
    </style:style>
    <style:style style:name="T17" style:family="text">
      <style:text-properties style:font-name="Liberation Sans"/>
    </style:style>
    <style:style style:name="T18" style:family="text">
      <style:text-properties style:font-name="Liberation Sans" fo:font-size="11pt" style:font-size-asian="11pt" style:font-size-complex="11pt"/>
    </style:style>
    <style:style style:name="T19" style:family="text">
      <style:text-properties style:text-outline="false" style:text-line-through-style="none" fo:text-shadow="none" style:text-underline-style="none" style:font-name-asian="Liberation Sans" style:font-size-asian="11pt" style:font-style-asian="normal" style:font-name-complex="Liberation Sans" style:font-size-complex="11pt" style:font-style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s de la Informatica</text:p>
      <text:p text:style-name="P2"/>
      <text:p text:style-name="P4">Donald Ervin Knuth</text:p>
      <text:p text:style-name="Text_20_body"><text:span text:style-name="T1"><text:tab/></text:span><text:span text:style-name="T16">Es un experto en ciencias de la computacion, conocido por sus investigaciones dentro del analisis de algoritmos y compiladores. Es el creador de TEX, del sistema de diseño de tipos de METAFONT y del estilo de programacion conocido como programacion literaria.</text:span></text:p>
      <text:p text:style-name="Heading">Frederick Brooks</text:p>
      <text:p text:style-name="P6"><text:tab/>Es un ingeniero de software y cientifico de la computacion. Brooks dirigio el desarrollo del sistema operativo OS/360. Antes de dirigir eso, estuvo trabajando en IBM, mas precisamente en la arquitectura del IBM 7030, y las computadoras Harvest. Escribio The Mythical Man-Month y No Silver Bullet.</text:p>
      <text:p text:style-name="P4">Alan Kay</text:p>
      <text:p text:style-name="Text_20_body"><text:tab/><text:span text:style-name="T18">Conocido por sus trabajos en la programacion orientada a objetos y el diseño de sistemas de interfaz grafica de usuario (GUI).</text:span></text:p>
      <text:p text:style-name="P4">Edsger Dijkstra</text:p>
      <text:p text:style-name="Text_20_body"><text:span text:style-name="T6"><text:tab/></text:span><text:span text:style-name="T8">Fue un cientifico de la computacion de los Paises Bajos. </text:span><text:span text:style-name="T12">Entre sus contribuciones a las ciencias de la computación está la solución del </text:span><text:span text:style-name="T4">problema del camino más corto</text:span><text:span text:style-name="T12">, la </text:span><text:span text:style-name="T4">notación polaca inversa </text:span><text:span text:style-name="T12">y el relacionado </text:span><text:span text:style-name="T4">algoritmo shunting yard</text:span><text:span text:style-name="T12">, </text:span><text:span text:style-name="T5">THE multiprogramming system</text:span><text:span text:style-name="T12">, el </text:span><text:span text:style-name="T4">algoritmo del banquero </text:span><text:span text:style-name="T12">y la construcción del </text:span><text:span text:style-name="T4">semáforo </text:span><text:span text:style-name="T12">para coordinar múltiples procesadores y programas.</text:span></text:p>
      <text:p text:style-name="P4"><text:span text:style-name="T19">Alan Turin</text:span></text:p>
      <text:p text:style-name="Text_20_body"><text:span text:style-name="T6"><text:tab/></text:span><text:span text:style-name="T8">Es considerado uno de los padres de la </text:span><text:span text:style-name="T9">ciencia de la computación </text:span><text:span text:style-name="T8">siendo el precursor de la i</text:span><text:span text:style-name="T9">nformática </text:span><text:span text:style-name="T8">moderna. Proporcionó una influyente formalización de los conceptos de</text:span><text:span text:style-name="T9">algoritmo </text:span><text:span text:style-name="T8">y computación: la </text:span><text:span text:style-name="T9">máquina de Turing</text:span><text:span text:style-name="T8">. <text:s/>Durante la </text:span><text:span text:style-name="T9">Segunda Guerra Mundial</text:span><text:span text:style-name="T8">, trabajó en descifrar los códigos </text:span><text:span text:style-name="T9">nazis.</text:span></text:p>
      <text:p text:style-name="P4">Manuel Sadosky</text:p>
      <text:p text:style-name="P5"><text:span text:style-name="T13"><text:tab/>Fue un </text:span><text:span text:style-name="T14">científico argentino </text:span><text:span text:style-name="T13">considerado por muchos como el padre de la computación en la </text:span><text:span text:style-name="T14">Argentina</text:span><text:span text:style-name="T13">. Trajo la computadora </text:span><text:span text:style-name="T14">Clementina </text:span><text:span text:style-name="T13">al país, y fue el creador de la carrera de Computador Científico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9T20:47:57</meta:creation-date>
    <meta:generator>LibreOffice/3.5$Linux_X86_64 LibreOffice_project/350m1$Build-2</meta:generator>
    <dc:date>2012-08-29T21:59:54</dc:date>
    <meta:editing-duration>PT3M9S</meta:editing-duration>
    <meta:editing-cycles>4</meta:editing-cycles>
    <meta:document-statistic meta:table-count="0" meta:image-count="0" meta:object-count="0" meta:page-count="1" meta:paragraph-count="13" meta:word-count="257" meta:character-count="1657" meta:non-whitespace-character-count="1406"/>
  </office:meta>
</office:document-meta>
</file>